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Verdana, 'Bitstream Vera Sans', Helvetica, sans-serif"/>
    <style:font-face style:name="Lohit Devanagari1" svg:font-family="'Lohit Devanagari'"/>
    <style:font-face style:name="Verdana" svg:font-family="Verdana, Arial, 'Bitstream Vera Sans', Helvetica, sans-serif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text-indent="0in" style:auto-text-indent="false" fo:background-color="#f7f7f7" fo:padding="0.0193in" fo:border="0.06pt solid #d7d7d7">
        <style:background-image/>
      </style:paragraph-properties>
      <style:text-properties fo:font-variant="normal" fo:text-transform="none" fo:color="#000000" fo:font-size="9.75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background-color="#ffffff" fo:padding="0.0193in" fo:border="0.06pt solid #d7d7d7">
        <style:background-image/>
      </style:paragraph-properties>
      <style:text-properties fo:font-variant="normal" fo:text-transform="none" fo:color="#000000" style:font-name="Verdana" fo:font-size="9.75pt" fo:letter-spacing="normal" fo:font-style="normal" fo:font-weight="bold" fo:background-color="#f7f7f7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background-color="#f7f7f7" fo:padding="0.0193in" fo:border="0.06pt solid #d7d7d7">
        <style:background-image/>
      </style:paragraph-properties>
      <style:text-properties fo:font-variant="normal" fo:text-transform="none" fo:color="#000000" fo:font-size="9.75pt" fo:letter-spacing="normal" fo:font-style="normal" fo:font-weight="normal"/>
    </style:style>
    <style:style style:name="P7" style:family="paragraph" style:parent-style-name="Preformatted_20_Text">
      <style:paragraph-properties fo:margin-top="0in" fo:margin-bottom="0.1965in" style:contextual-spacing="false" fo:background-color="#f7f7f7" fo:padding="0.0193in" fo:border="0.06pt solid #d7d7d7">
        <style:background-image/>
      </style:paragraph-properties>
      <style:text-properties fo:font-variant="normal" fo:text-transform="none" fo:color="#000000" fo:font-size="9.75pt" fo:letter-spacing="normal" fo:font-style="normal" fo:font-weight="normal"/>
    </style:style>
    <style:style style:name="P8" style:family="paragraph" style:parent-style-name="Preformatted_20_Text">
      <style:paragraph-properties fo:background-color="#f7f7f7" fo:padding="0.0193in" fo:border="0.06pt solid #d7d7d7">
        <style:background-image/>
      </style:paragraph-properties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margin-top="0in" fo:margin-bottom="0in" style:contextual-spacing="false" fo:background-color="#ffffff" fo:padding="0.0193in" fo:border="0.06pt solid #d7d7d7">
        <style:background-image/>
      </style:paragraph-properties>
      <style:text-properties fo:font-variant="normal" fo:text-transform="none" fo:color="#000000" style:font-name="Verdana" fo:font-size="9.75pt" fo:letter-spacing="normal" fo:font-style="normal" fo:font-weight="normal" fo:background-color="#f7f7f7"/>
    </style:style>
    <style:style style:name="P10" style:family="paragraph" style:parent-style-name="Heading_20_3">
      <style:text-properties fo:font-variant="normal" fo:text-transform="none" fo:color="#000000" style:font-name="Arial1" fo:font-size="10.5pt" fo:font-style="normal" fo:font-weight="bold"/>
    </style:style>
    <style:style style:name="T1" style:family="text">
      <style:text-properties fo:font-size="9.75pt" fo:font-style="normal" fo:font-weight="normal"/>
    </style:style>
    <style:style style:name="T2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3" style:family="text">
      <style:text-properties fo:font-variant="normal" fo:text-transform="none" fo:color="#bb0000" style:text-line-through-style="none" style:font-name="Verdana" fo:font-size="9.75pt" fo:letter-spacing="normal" fo:font-style="normal" style:text-underline-style="none" fo:font-weight="normal" style:text-blinking="false"/>
    </style:style>
    <style:style style:name="T4" style:family="text">
      <style:text-properties fo:font-weight="bold"/>
    </style:style>
    <style:style style:name="T5" style:family="text">
      <style:text-properties fo:color="#008080"/>
    </style:style>
    <style:style style:name="T6" style:family="text">
      <style:text-properties fo:color="#bb88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<text:bookmark text:name="massivedjango"/>Massive Django hosting with automagic config and lower resource impact (nginx+Emperor+fastrouter+subscriptions+idle, requires uWSGI 0.9.8.1)</text:h>
      <text:p text:style-name="P2">There are various options to host massive applications, this example will show one that require pratically no work to add new apps after the initial setup.</text:p>
      <text:p text:style-name="P2">First, configure nginx</text:p>
      <text:p text:style-name="P4">location / {</text:p>
      <text:p text:style-name="P8"><text:s text:c="4"/><text:span text:style-name="T1">include uwsgi_params;</text:span></text:p>
      <text:p text:style-name="P8"><text:s text:c="4"/><text:span text:style-name="T1"># force the fastrouter to use the Host header as key for domain:app mappings</text:span></text:p>
      <text:p text:style-name="P8"><text:s text:c="4"/><text:span text:style-name="T1">uwsgi_param UWSGI_FASTROUTER_KEY $host;</text:span></text:p>
      <text:p text:style-name="P8"><text:s text:c="4"/><text:span text:style-name="T1">uwsgi_pass /tmp/fastrouter.socket</text:span></text:p>
      <text:p text:style-name="P7">}</text:p>
      <text:p text:style-name="P3"><text:span text:style-name="T2">On every request, nginx will contact the </text:span><text:a xlink:type="simple" xlink:href="http://projects.unbit.it/uwsgi/wiki/FastRouter"><text:span text:style-name="T3">FastRouter</text:span></text:a><text:span text:style-name="T2"> asking for a specific hostname.</text:span></text:p>
      <text:p text:style-name="P2">Now we will create a magic config template for a Django app (supposing all of the projects are in /var/apps and will run as django uid/gid).</text:p>
      <text:p text:style-name="P2">Each project wil be available at &lt;projectname&gt;.example.com and all of the domains (one-per-line) specified in the file domains.txt in each project dir.</text:p>
      <text:p text:style-name="P5">[uwsgi]</text:p>
      <text:p text:style-name="P9"><text:span text:style-name="T5">djangoproject</text:span> <text:span text:style-name="T4">=</text:span> <text:span text:style-name="T6">/var/apps/%n/</text:span></text:p>
      <text:p text:style-name="P9"><text:span text:style-name="T5">env</text:span> <text:span text:style-name="T4">=</text:span> <text:span text:style-name="T6">DJANGO_SETTINGS_MODULE=%n.settings</text:span></text:p>
      <text:p text:style-name="P9"><text:span text:style-name="T5">pymodule-alias</text:span> <text:span text:style-name="T4">=</text:span> <text:span text:style-name="T6">%n=%(djangoproject)</text:span></text:p>
      <text:p text:style-name="P9"><text:span text:style-name="T5">chdir</text:span> <text:span text:style-name="T4">=</text:span> <text:span text:style-name="T6">%(djangoproject)</text:span></text:p>
      <text:p text:style-name="P9"><text:span text:style-name="T5">module</text:span> <text:span text:style-name="T4">=</text:span> <text:span text:style-name="T6">django.core.handlers.wsgi:WSGIHandler()</text:span></text:p>
      <text:p text:style-name="P9"><text:span text:style-name="T5">socket</text:span> <text:span text:style-name="T4">=</text:span> <text:span text:style-name="T6">127.0.0.1:0</text:span></text:p>
      <text:p text:style-name="P9"><text:span text:style-name="T5">master</text:span> <text:span text:style-name="T4">=</text:span> <text:span text:style-name="T6">true</text:span></text:p>
      <text:p text:style-name="P9"><text:span text:style-name="T5">processes</text:span> <text:span text:style-name="T4">=</text:span> <text:span text:style-name="T6">4</text:span></text:p>
      <text:p text:style-name="P9"><text:span text:style-name="T5">idle</text:span> <text:span text:style-name="T4">=</text:span> <text:span text:style-name="T6">3600</text:span></text:p>
      <text:p text:style-name="P9"><text:span text:style-name="T5">uid</text:span> <text:span text:style-name="T4">=</text:span> <text:span text:style-name="T6">django</text:span></text:p>
      <text:p text:style-name="P9"><text:span text:style-name="T5">gid</text:span> <text:span text:style-name="T4">=</text:span> <text:span text:style-name="T6">django</text:span></text:p>
      <text:p text:style-name="P9"><text:span text:style-name="T5">subscribe-to</text:span> <text:span text:style-name="T4">=</text:span> <text:span text:style-name="T6">127.0.0.1:3032:%n.example.com</text:span></text:p>
      <text:p text:style-name="P9"><text:span text:style-name="T5">subscribe-to</text:span> <text:span text:style-name="T4">=</text:span> <text:span text:style-name="T6">127.0.0.1:3032:@%(djangoproject)/domains.txt</text:span></text:p>
      <text:p text:style-name="P2">the first directive create a config placeholder (the absolute path of the project dir) that will be used in the rest of the config file</text:p>
      <text:p text:style-name="P3"><text:span text:style-name="T2">the socket option use '0' as the port number. This will bind to a random port. This is not a problem as the </text:span><text:a xlink:type="simple" xlink:href="http://projects.unbit.it/uwsgi/wiki/SubscriptionServer"><text:span text:style-name="T3">Subscription subsystem</text:span></text:a><text:span text:style-name="T2"> will communicate it to the fastrouter.</text:span></text:p>
      <text:p text:style-name="P2">With idle we inform the master of the instance to shut down worker inactive for more than 1 hour.</text:p>
      <text:p text:style-name="P2">The last subscribe-to directive use the @ to inform the master to take the key from a file</text:p>
      <text:p text:style-name="P2">Move this file in /etc/djangoapps (this is the directory that will be scanned by the emperor for new django apps) and call it 'django_base' (or something similar without extension, so the emperor will not consider it as a valid config file)</text:p>
      <text:p text:style-name="P2">Now let's spawn the emperor and the fastrouter</text:p>
      <text:p text:style-name="P6">uwsgi --master --emperor /etc/djangoapps --fastrouter /tmp/fastrouter.socket --fastrouter-subscription-server 127.0.0.1:3032</text:p>
      <text:p text:style-name="P2">We are ready, copy your project to /var/apps and spawn it simply symlinking /etc/djangoapps/django_base to /etc/djangoapps/&lt;projectname&gt;.ini</text:p>
      <text:p text:style-name="P2">Example (for a project in /var/apps/pinax000)</text:p>
      <text:p text:style-name="P6">ln -s /etc/djangoapps/django_base /etc/djangoapps/pinax000.ini</text:p>
      <text:p text:style-name="P1"><text:span text:style-name="T2">When you want to remove the app simply remove the symlink (or touch it for a reloa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Verdana, 'Bitstream Vera Sans', Helvetica, sans-serif"/>
    <style:font-face style:name="Lohit Devanagari1" svg:font-family="'Lohit Devanagari'"/>
    <style:font-face style:name="Verdana" svg:font-family="Verdana, Arial, 'Bitstream Vera Sans', Helvetica, sans-serif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693in" fo:margin-bottom="0.5693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08:09:53.536490270</meta:creation-date>
    <dc:date>2014-07-06T08:10:44.788461822</dc:date>
    <meta:editing-duration>P0D</meta:editing-duration>
    <meta:editing-cycles>1</meta:editing-cycles>
    <meta:document-statistic meta:table-count="0" meta:image-count="0" meta:object-count="0" meta:page-count="1" meta:paragraph-count="37" meta:word-count="366" meta:character-count="2489" meta:non-whitespace-character-count="2148"/>
    <meta:generator>LibreOffice/4.1.4.2$Linux_X86_64 LibreOffice_project/410m0$Build-2</meta:generator>
  </office:meta>
</office:document-meta>
</file>